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officeooo:paragraph-rsid="00124056" style:font-size-asian="14pt" style:font-size-complex="16pt"/>
    </style:style>
    <style:style style:name="P2" style:family="paragraph" style:parent-style-name="Standard">
      <style:text-properties style:font-name="Georgia" fo:font-size="16pt" officeooo:rsid="00107cc2" officeooo:paragraph-rsid="00107cc2" style:font-size-asian="14pt" style:font-size-complex="16pt"/>
    </style:style>
    <style:style style:name="P3" style:family="paragraph" style:parent-style-name="Standard">
      <style:text-properties style:font-name="Georgia" fo:font-size="16pt" officeooo:paragraph-rsid="000ed7d6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/config/loaders/env_loader.py</text:p>
      <text:p text:style-name="P2"/>
      <text:p text:style-name="P2"/>
      <text:p text:style-name="P2">Final version</text:p>
      <text:p text:style-name="P2"/>
      <text:p text:style-name="P2"/>
      <text:p text:style-name="P2">"""</text:p>
      <text:p text:style-name="P2">Enterprise-grade Configuration Manager with:</text:p>
      <text:p text:style-name="P2">- Thread-safe profile handling</text:p>
      <text:p text:style-name="P2">- Secure import/export</text:p>
      <text:p text:style-name="P2">- Observer pattern with health monitoring</text:p>
      <text:p text:style-name="P2">- Transactional operations</text:p>
      <text:p text:style-name="P2">- Background maintenance</text:p>
      <text:p text:style-name="P2">"""</text:p>
      <text:p text:style-name="P2"/>
      <text:p text:style-name="P2">import json</text:p>
      <text:p text:style-name="P2">import yaml</text:p>
      <text:p text:style-name="P2">import logging</text:p>
      <text:p text:style-name="P2">import threading</text:p>
      <text:p text:style-name="P2">import time</text:p>
      <text:p text:style-name="P2">import traceback</text:p>
      <text:p text:style-name="P2">from contextlib import contextmanager</text:p>
      <text:p text:style-name="P2">from copy import deepcopy</text:p>
      <text:p text:style-name="P2">from pathlib import Path</text:p>
      <text:p text:style-name="P2">from dataclasses import dataclass</text:p>
      <text:p text:style-name="P2">from typing import Dict, List, Optional, Any, Tuple</text:p>
      <text:p text:style-name="P2">from cryptography.fernet import Fernet, InvalidToken</text:p>
      <text:p text:style-name="P2"/>
      <text:p text:style-name="P2">logger = logging.getLogger(__name__)</text:p>
      <text:p text:style-name="P2"/>
      <text:p text:style-name="P2">class ConfigError(Exception):</text:p>
      <text:p text:style-name="P2"><text:s text:c="4"/>"""Base configuration error"""</text:p>
      <text:p text:style-name="P2"/>
      <text:p text:style-name="P2">class SecurityViolationError(ConfigError):</text:p>
      <text:p text:style-name="P2"><text:s text:c="4"/>"""Security-related configuration error"""</text:p>
      <text:p text:style-name="P2"/>
      <text:p text:style-name="P2">@dataclass</text:p>
      <text:p text:style-name="P2"><text:soft-page-break/>class Profile:</text:p>
      <text:p text:style-name="P2"><text:s text:c="4"/>name: str</text:p>
      <text:p text:style-name="P2"><text:s text:c="4"/>config: Dict[str, Any]</text:p>
      <text:p text:style-name="P2"><text:s text:c="4"/>parent: Optional[str] = None</text:p>
      <text:p text:style-name="P2"/>
      <text:p text:style-name="P2">class ProfileObserver:</text:p>
      <text:p text:style-name="P2"><text:s text:c="4"/>"""Observer interface for profile changes"""</text:p>
      <text:p text:style-name="P2"><text:s text:c="4"/>def on_profile_change(self, old_profile: str, new_profile: str):</text:p>
      <text:p text:style-name="P2"><text:s text:c="8"/>raise NotImplementedError</text:p>
      <text:p text:style-name="P2"/>
      <text:p text:style-name="P2">class AdvancedEnvLoader:</text:p>
      <text:p text:style-name="P2"><text:s text:c="4"/># Configuration constants</text:p>
      <text:p text:style-name="P2"><text:s text:c="4"/>MAX_OBSERVER_FAILURES = 3</text:p>
      <text:p text:style-name="P2"><text:s text:c="4"/>BLACKLIST_TIMEOUT = 3600 <text:s/># 1 hour</text:p>
      <text:p text:style-name="P2"><text:s text:c="4"/>BLACKLIST_CLEANUP_INTERVAL = 300 <text:s/># 5 minutes</text:p>
      <text:p text:style-name="P2"><text:s text:c="4"/>PROFILE_FILE_VERSION = "2.1"</text:p>
      <text:p text:style-name="P2"><text:s text:c="4"/>ENCRYPTION_PREFIX = "ENCv1:"</text:p>
      <text:p text:style-name="P2"><text:s text:c="4"/>SENSITIVE_KEYS = {'api_key', 'secret', 'password', 'token'}</text:p>
      <text:p text:style-name="P2"><text:s text:c="4"/></text:p>
      <text:p text:style-name="P2"><text:s text:c="4"/>def __init__(self, encryption_key: Optional[bytes] = None):</text:p>
      <text:p text:style-name="P2"><text:s text:c="8"/># Profile management</text:p>
      <text:p text:style-name="P2"><text:s text:c="8"/>self._profiles: Dict[str, Profile] = {}</text:p>
      <text:p text:style-name="P2"><text:s text:c="8"/>self._active_profile: str = "default"</text:p>
      <text:p text:style-name="P2"><text:s text:c="8"/>self._profile_lock = threading.RLock()</text:p>
      <text:p text:style-name="P2"><text:s text:c="8"/>self._state_stack: List[tuple] = []</text:p>
      <text:p text:style-name="P2"><text:s text:c="8"/></text:p>
      <text:p text:style-name="P2"><text:s text:c="8"/># Observer system</text:p>
      <text:p text:style-name="P2"><text:s text:c="8"/>self._observers: List[ProfileObserver] = []</text:p>
      <text:p text:style-name="P2"><text:s text:c="8"/>self._observer_lock = threading.Lock()</text:p>
      <text:p text:style-name="P2"><text:s text:c="8"/>self._observer_errors: Dict[int, Dict[str, Any]] = {}</text:p>
      <text:p text:style-name="P2"><text:s text:c="8"/>self._blacklisted_observers: Dict[int, float] = {}</text:p>
      <text:p text:style-name="P2"><text:s text:c="8"/></text:p>
      <text:p text:style-name="P2"><text:s text:c="8"/># Security setup</text:p>
      <text:p text:style-name="P2"><text:s text:c="8"/>self.fernet = Fernet(encryption_key) if encryption_key else None</text:p>
      <text:p text:style-name="P2"><text:s text:c="8"/>self._validate_encryption_key(encryption_key) if encryption_key else None</text:p>
      <text:p text:style-name="P2"><text:s text:c="8"/></text:p>
      <text:p text:style-name="P2"><text:soft-page-break/><text:s text:c="8"/># Background cleanup</text:p>
      <text:p text:style-name="P2"><text:s text:c="8"/>self._cleanup_thread = None</text:p>
      <text:p text:style-name="P2"><text:s text:c="8"/>self._shutdown_flag = threading.Event()</text:p>
      <text:p text:style-name="P2"><text:s text:c="8"/>self._start_background_cleanup()</text:p>
      <text:p text:style-name="P2"><text:s text:c="8"/></text:p>
      <text:p text:style-name="P2"><text:s text:c="8"/>logger.info("Configuration manager initialized")</text:p>
      <text:p text:style-name="P2"/>
      <text:p text:style-name="P2"><text:s text:c="4"/># --------------------------</text:p>
      <text:p text:style-name="P2"><text:s text:c="4"/># Public Interface</text:p>
      <text:p text:style-name="P2"><text:s text:c="4"/># --------------------------</text:p>
      <text:p text:style-name="P2"/>
      <text:p text:style-name="P2"><text:s text:c="4"/>@contextmanager</text:p>
      <text:p text:style-name="P2"><text:s text:c="4"/>def profile_transaction(self):</text:p>
      <text:p text:style-name="P2"><text:s text:c="8"/>"""Transactional configuration changes"""</text:p>
      <text:p text:style-name="P2"><text:s text:c="8"/>self._push_state()</text:p>
      <text:p text:style-name="P2"><text:s text:c="8"/>logger.debug("Transaction started")</text:p>
      <text:p text:style-name="P2"><text:s text:c="8"/>try:</text:p>
      <text:p text:style-name="P2"><text:s text:c="12"/>yield</text:p>
      <text:p text:style-name="P2"><text:s text:c="12"/>logger.debug("Transaction committed")</text:p>
      <text:p text:style-name="P2"><text:s text:c="8"/>except Exception as e:</text:p>
      <text:p text:style-name="P2"><text:s text:c="12"/>logger.debug(f"Rolling back transaction: {str(e)}")</text:p>
      <text:p text:style-name="P2"><text:s text:c="12"/>self._rollback_state()</text:p>
      <text:p text:style-name="P2"><text:s text:c="12"/>raise</text:p>
      <text:p text:style-name="P2"/>
      <text:p text:style-name="P2"><text:s text:c="4"/>def switch_profile(self, profile_name: str) -&gt; None:</text:p>
      <text:p text:style-name="P2"><text:s text:c="8"/>"""Thread-safe profile switching"""</text:p>
      <text:p text:style-name="P2"><text:s text:c="8"/>with self._profile_lock, self.profile_transaction():</text:p>
      <text:p text:style-name="P2"><text:s text:c="12"/>self._validate_profile_name(profile_name)</text:p>
      <text:p text:style-name="P2"><text:s text:c="12"/>previous = self._active_profile</text:p>
      <text:p text:style-name="P2"><text:s text:c="12"/></text:p>
      <text:p text:style-name="P2"><text:s text:c="12"/>self._active_profile = profile_name</text:p>
      <text:p text:style-name="P2"><text:s text:c="12"/>self._validate_profile_consistency()</text:p>
      <text:p text:style-name="P2"><text:s text:c="12"/>self._notify_observers(previous, profile_name)</text:p>
      <text:p text:style-name="P2"><text:s text:c="12"/></text:p>
      <text:p text:style-name="P2"><text:s text:c="12"/>logger.info(f"Switched profile: {previous} → {profile_name}")</text:p>
      <text:p text:style-name="P2"/>
      <text:p text:style-name="P2"><text:s text:c="4"/>def add_profile(self, profile: Profile) -&gt; None:</text:p>
      <text:p text:style-name="P2"><text:soft-page-break/><text:s text:c="8"/>"""Add new configuration profile"""</text:p>
      <text:p text:style-name="P2"><text:s text:c="8"/>with self._profile_lock:</text:p>
      <text:p text:style-name="P2"><text:s text:c="12"/>if profile.name in self._profiles:</text:p>
      <text:p text:style-name="P2"><text:s text:c="16"/>raise ConfigError(f"Profile {profile.name} exists")</text:p>
      <text:p text:style-name="P2"><text:s text:c="12"/>self._profiles[profile.name] = deepcopy(profile)</text:p>
      <text:p text:style-name="P2"><text:s text:c="12"/>logger.info(f"Added profile: {profile.name}")</text:p>
      <text:p text:style-name="P2"/>
      <text:p text:style-name="P2"><text:s text:c="4"/>def get_profile_config(self, profile_name: str) -&gt; Dict[str, Any]:</text:p>
      <text:p text:style-name="P2"><text:s text:c="8"/>"""Get deep copy of profile configuration"""</text:p>
      <text:p text:style-name="P2"><text:s text:c="8"/>with self._profile_lock:</text:p>
      <text:p text:style-name="P2"><text:s text:c="12"/>self._validate_profile_name(profile_name)</text:p>
      <text:p text:style-name="P2"><text:s text:c="12"/>return deepcopy(self._profiles[profile_name].config)</text:p>
      <text:p text:style-name="P2"/>
      <text:p text:style-name="P2"><text:s text:c="4"/>def get_all_profiles(self) -&gt; Dict[str, Dict[str, Any]]:</text:p>
      <text:p text:style-name="P2"><text:s text:c="8"/>"""Get all profiles with metadata"""</text:p>
      <text:p text:style-name="P2"><text:s text:c="8"/>with self._profile_lock:</text:p>
      <text:p text:style-name="P2"><text:s text:c="12"/>return {</text:p>
      <text:p text:style-name="P2"><text:s text:c="16"/>name: {</text:p>
      <text:p text:style-name="P2"><text:s text:c="20"/>"config": deepcopy(p.config),</text:p>
      <text:p text:style-name="P2"><text:s text:c="20"/>"parent": p.parent,</text:p>
      <text:p text:style-name="P2"><text:s text:c="20"/>"has_secrets": any(</text:p>
      <text:p text:style-name="P2"><text:s text:c="24"/>self._is_sensitive_key(k) for k in p.config</text:p>
      <text:p text:style-name="P2"><text:s text:c="20"/>)</text:p>
      <text:p text:style-name="P2"><text:s text:c="16"/>}</text:p>
      <text:p text:style-name="P2"><text:s text:c="16"/>for name, p in self._profiles.items()</text:p>
      <text:p text:style-name="P2"><text:s text:c="12"/>}</text:p>
      <text:p text:style-name="P2"/>
      <text:p text:style-name="P2"><text:s text:c="4"/>def export_profile(self, profile_name: str, path: Path) -&gt; None:</text:p>
      <text:p text:style-name="P2"><text:s text:c="8"/>"""Export profile to file with encryption"""</text:p>
      <text:p text:style-name="P2"><text:s text:c="8"/>with self._profile_lock:</text:p>
      <text:p text:style-name="P2"><text:s text:c="12"/>self._validate_profile_name(profile_name)</text:p>
      <text:p text:style-name="P2"><text:s text:c="12"/>profile = self._profiles[profile_name]</text:p>
      <text:p text:style-name="P2"><text:s text:c="12"/></text:p>
      <text:p text:style-name="P2"><text:s text:c="12"/>export_data = {</text:p>
      <text:p text:style-name="P2"><text:s text:c="16"/>"version": self.PROFILE_FILE_VERSION,</text:p>
      <text:p text:style-name="P2"><text:s text:c="16"/>"name": profile.name,</text:p>
      <text:p text:style-name="P2"><text:s text:c="16"/>"parent": profile.parent,</text:p>
      <text:p text:style-name="P2"><text:soft-page-break/><text:s text:c="16"/>"config": self._process_export_config(profile.config)</text:p>
      <text:p text:style-name="P2"><text:s text:c="12"/>}</text:p>
      <text:p text:style-name="P2"><text:s text:c="12"/></text:p>
      <text:p text:style-name="P2"><text:s text:c="12"/>self._secure_write(path, yaml.safe_dump(export_data))</text:p>
      <text:p text:style-name="P2"><text:s text:c="12"/>logger.info(f"Exported profile {profile_name} to {path}")</text:p>
      <text:p text:style-name="P2"/>
      <text:p text:style-name="P2"><text:s text:c="4"/>def import_profile(self, path: Path, overwrite: bool = False) -&gt; None:</text:p>
      <text:p text:style-name="P2"><text:s text:c="8"/>"""Import profile from file"""</text:p>
      <text:p text:style-name="P2"><text:s text:c="8"/>with self._profile_lock:</text:p>
      <text:p text:style-name="P2"><text:s text:c="12"/>data = self._secure_read(path)</text:p>
      <text:p text:style-name="P2"><text:s text:c="12"/>self._validate_import_file(data)</text:p>
      <text:p text:style-name="P2"><text:s text:c="12"/></text:p>
      <text:p text:style-name="P2"><text:s text:c="12"/>if data["name"] in self._profiles and not overwrite:</text:p>
      <text:p text:style-name="P2"><text:s text:c="16"/>raise ConfigError(f"Profile {data['name']} exists")</text:p>
      <text:p text:style-name="P2"><text:s text:c="16"/></text:p>
      <text:p text:style-name="P2"><text:s text:c="12"/>config = self._process_import_config(data["config"])</text:p>
      <text:p text:style-name="P2"><text:s text:c="12"/>profile = Profile(</text:p>
      <text:p text:style-name="P2"><text:s text:c="16"/>name=data["name"],</text:p>
      <text:p text:style-name="P2"><text:s text:c="16"/>config=config,</text:p>
      <text:p text:style-name="P2"><text:s text:c="16"/>parent=data.get("parent")</text:p>
      <text:p text:style-name="P2"><text:s text:c="12"/>)</text:p>
      <text:p text:style-name="P2"><text:s text:c="12"/></text:p>
      <text:p text:style-name="P2"><text:s text:c="12"/>self.add_profile(profile)</text:p>
      <text:p text:style-name="P2"><text:s text:c="12"/>logger.info(f"Imported profile {data['name']}")</text:p>
      <text:p text:style-name="P2"/>
      <text:p text:style-name="P2"><text:s text:c="4"/>def add_observer(self, observer: ProfileObserver) -&gt; None:</text:p>
      <text:p text:style-name="P2"><text:s text:c="8"/>"""Register configuration observer"""</text:p>
      <text:p text:style-name="P2"><text:s text:c="8"/>with self._observer_lock:</text:p>
      <text:p text:style-name="P2"><text:s text:c="12"/>observer_id = id(observer)</text:p>
      <text:p text:style-name="P2"><text:s text:c="12"/>if self._is_blacklisted(observer_id):</text:p>
      <text:p text:style-name="P2"><text:s text:c="16"/>raise SecurityViolationError("Observer blacklisted")</text:p>
      <text:p text:style-name="P2"><text:s text:c="16"/></text:p>
      <text:p text:style-name="P2"><text:s text:c="12"/>self._observers.append(observer)</text:p>
      <text:p text:style-name="P2"><text:s text:c="12"/>self._observer_errors[observer_id] = {"count": 0, "history": []}</text:p>
      <text:p text:style-name="P2"><text:s text:c="12"/>logger.info(f"Added observer: {observer_id}")</text:p>
      <text:p text:style-name="P2"/>
      <text:p text:style-name="P2"><text:soft-page-break/><text:s text:c="4"/>def get_observer_health(self) -&gt; Dict[int, Dict[str, Any]]:</text:p>
      <text:p text:style-name="P2"><text:s text:c="8"/>"""Get detailed observer health status"""</text:p>
      <text:p text:style-name="P2"><text:s text:c="8"/>with self._observer_lock:</text:p>
      <text:p text:style-name="P2"><text:s text:c="12"/>return {</text:p>
      <text:p text:style-name="P2"><text:s text:c="16"/>oid: {</text:p>
      <text:p text:style-name="P2"><text:s text:c="20"/>"failures": data["count"],</text:p>
      <text:p text:style-name="P2"><text:s text:c="20"/>"last_error": data.get("last_error"),</text:p>
      <text:p text:style-name="P2"><text:s text:c="20"/>"recent_errors": data["history"][-5:],</text:p>
      <text:p text:style-name="P2"><text:s text:c="20"/>"blacklisted": self._is_blacklisted(oid)</text:p>
      <text:p text:style-name="P2"><text:s text:c="16"/>}</text:p>
      <text:p text:style-name="P2"><text:s text:c="16"/>for oid, data in self._observer_errors.items()</text:p>
      <text:p text:style-name="P2"><text:s text:c="12"/>}</text:p>
      <text:p text:style-name="P2"/>
      <text:p text:style-name="P2"><text:s text:c="4"/>def shutdown(self) -&gt; None:</text:p>
      <text:p text:style-name="P2"><text:s text:c="8"/>"""Graceful shutdown procedure"""</text:p>
      <text:p text:style-name="P2"><text:s text:c="8"/>self._shutdown_flag.set()</text:p>
      <text:p text:style-name="P2"><text:s text:c="8"/>if self._cleanup_thread:</text:p>
      <text:p text:style-name="P2"><text:s text:c="12"/>self._cleanup_thread.join(timeout=5)</text:p>
      <text:p text:style-name="P2"><text:s text:c="8"/>logger.info("Configuration manager shutdown")</text:p>
      <text:p text:style-name="P2"/>
      <text:p text:style-name="P2"><text:s text:c="4"/># --------------------------</text:p>
      <text:p text:style-name="P2"><text:s text:c="4"/># Security Implementation</text:p>
      <text:p text:style-name="P2"><text:s text:c="4"/># --------------------------</text:p>
      <text:p text:style-name="P2"/>
      <text:p text:style-name="P2"><text:s text:c="4"/>def _validate_encryption_key(self, key: bytes) -&gt; None:</text:p>
      <text:p text:style-name="P2"><text:s text:c="8"/>"""Validate encryption key format"""</text:p>
      <text:p text:style-name="P2"><text:s text:c="8"/>try:</text:p>
      <text:p text:style-name="P2"><text:s text:c="12"/>test_data = b"validation"</text:p>
      <text:p text:style-name="P2"><text:s text:c="12"/>encrypted = self.fernet.encrypt(test_data)</text:p>
      <text:p text:style-name="P2"><text:s text:c="12"/>assert self.fernet.decrypt(encrypted) == test_data</text:p>
      <text:p text:style-name="P2"><text:s text:c="8"/>except Exception as e:</text:p>
      <text:p text:style-name="P2"><text:s text:c="12"/>raise SecurityViolationError("Invalid encryption key") from e</text:p>
      <text:p text:style-name="P2"/>
      <text:p text:style-name="P2"><text:s text:c="4"/>def _process_export_config(self, config: Dict) -&gt; Dict:</text:p>
      <text:p text:style-name="P2"><text:s text:c="8"/>"""Prepare config for export with encryption"""</text:p>
      <text:p text:style-name="P2"><text:s text:c="8"/>exported = deepcopy(config)</text:p>
      <text:p text:style-name="P2"><text:s text:c="8"/>for key in exported:</text:p>
      <text:p text:style-name="P2"><text:soft-page-break/><text:s text:c="12"/>if self._is_sensitive_key(key) and self.fernet:</text:p>
      <text:p text:style-name="P2"><text:s text:c="16"/>exported[key] = f"{self.ENCRYPTION_PREFIX}" + \</text:p>
      <text:p text:style-name="P2"><text:s text:c="20"/>self.fernet.encrypt(str(exported[key]).encode()).decode()</text:p>
      <text:p text:style-name="P2"><text:s text:c="8"/>return exported</text:p>
      <text:p text:style-name="P2"/>
      <text:p text:style-name="P2"><text:s text:c="4"/>def _process_import_config(self, config: Dict) -&gt; Dict:</text:p>
      <text:p text:style-name="P2"><text:s text:c="8"/>"""Process imported config with decryption"""</text:p>
      <text:p text:style-name="P2"><text:s text:c="8"/>imported = deepcopy(config)</text:p>
      <text:p text:style-name="P2"><text:s text:c="8"/>for key, value in imported.items():</text:p>
      <text:p text:style-name="P2"><text:s text:c="12"/>if isinstance(value, str) and value.startswith(self.ENCRYPTION_PREFIX):</text:p>
      <text:p text:style-name="P2"><text:s text:c="16"/>if not self.fernet:</text:p>
      <text:p text:style-name="P2"><text:s text:c="20"/>raise SecurityViolationError("Decryption key required")</text:p>
      <text:p text:style-name="P2"><text:s text:c="16"/>try:</text:p>
      <text:p text:style-name="P2"><text:s text:c="20"/>imported[key] = self.fernet.decrypt(</text:p>
      <text:p text:style-name="P2"><text:s text:c="24"/>value[len(self.ENCRYPTION_PREFIX):].encode()</text:p>
      <text:p text:style-name="P2"><text:s text:c="20"/>).decode()</text:p>
      <text:p text:style-name="P2"><text:s text:c="16"/>except InvalidToken:</text:p>
      <text:p text:style-name="P2"><text:s text:c="20"/>raise SecurityViolationError("Invalid encryption token")</text:p>
      <text:p text:style-name="P2"><text:s text:c="8"/>return imported</text:p>
      <text:p text:style-name="P2"/>
      <text:p text:style-name="P2"><text:s text:c="4"/># --------------------------</text:p>
      <text:p text:style-name="P2"><text:s text:c="4"/># Thread Safety &amp; Validation</text:p>
      <text:p text:style-name="P2"><text:s text:c="4"/># --------------------------</text:p>
      <text:p text:style-name="P2"/>
      <text:p text:style-name="P2"><text:s text:c="4"/>def _validate_profile_name(self, name: str) -&gt; None:</text:p>
      <text:p text:style-name="P2"><text:s text:c="8"/>"""Validate profile exists"""</text:p>
      <text:p text:style-name="P2"><text:s text:c="8"/>if name not in self._profiles:</text:p>
      <text:p text:style-name="P2"><text:s text:c="12"/>available = list(self._profiles.keys())</text:p>
      <text:p text:style-name="P2"><text:s text:c="12"/>raise ConfigError(</text:p>
      <text:p text:style-name="P2"><text:s text:c="16"/>f"Profile '{name}' not found. Available: {available}"</text:p>
      <text:p text:style-name="P2"><text:s text:c="12"/>)</text:p>
      <text:p text:style-name="P2"/>
      <text:p text:style-name="P2"><text:s text:c="4"/>def _validate_profile_consistency(self) -&gt; None:</text:p>
      <text:p text:style-name="P2"><text:s text:c="8"/>"""Validate profile inheritance"""</text:p>
      <text:p text:style-name="P2"><text:s text:c="8"/>profile = self._profiles[self._active_profile]</text:p>
      <text:p text:style-name="P2"><text:s text:c="8"/>if profile.parent and profile.parent not in self._profiles:</text:p>
      <text:p text:style-name="P2"><text:soft-page-break/><text:s text:c="12"/>raise ConfigError(f"Parent profile {profile.parent} not found")</text:p>
      <text:p text:style-name="P2"><text:s text:c="12"/></text:p>
      <text:p text:style-name="P2"><text:s text:c="8"/>if self._detect_inheritance_cycle(profile):</text:p>
      <text:p text:style-name="P2"><text:s text:c="12"/>raise ConfigError("Circular profile inheritance")</text:p>
      <text:p text:style-name="P2"/>
      <text:p text:style-name="P2"><text:s text:c="4"/>def _detect_inheritance_cycle(self, profile: Profile) -&gt; bool:</text:p>
      <text:p text:style-name="P2"><text:s text:c="8"/>"""Detect circular parent references"""</text:p>
      <text:p text:style-name="P2"><text:s text:c="8"/>visited = set()</text:p>
      <text:p text:style-name="P2"><text:s text:c="8"/>current = profile</text:p>
      <text:p text:style-name="P2"><text:s text:c="8"/>while current.parent:</text:p>
      <text:p text:style-name="P2"><text:s text:c="12"/>if current.parent in visited:</text:p>
      <text:p text:style-name="P2"><text:s text:c="16"/>return True</text:p>
      <text:p text:style-name="P2"><text:s text:c="12"/>visited.add(current.parent)</text:p>
      <text:p text:style-name="P2"><text:s text:c="12"/>current = self._profiles.get(current.parent, current)</text:p>
      <text:p text:style-name="P2"><text:s text:c="8"/>return False</text:p>
      <text:p text:style-name="P2"/>
      <text:p text:style-name="P2"><text:s text:c="4"/>def _validate_import_file(self, data: Dict) -&gt; None:</text:p>
      <text:p text:style-name="P2"><text:s text:c="8"/>"""Validate imported profile file"""</text:p>
      <text:p text:style-name="P2"><text:s text:c="8"/>if data.get("version") != self.PROFILE_FILE_VERSION:</text:p>
      <text:p text:style-name="P2"><text:s text:c="12"/>raise ConfigError("Unsupported profile version")</text:p>
      <text:p text:style-name="P2"><text:s text:c="12"/></text:p>
      <text:p text:style-name="P2"><text:s text:c="8"/>if not isinstance(data.get("config"), dict):</text:p>
      <text:p text:style-name="P2"><text:s text:c="12"/>raise ConfigError("Invalid profile config format")</text:p>
      <text:p text:style-name="P2"/>
      <text:p text:style-name="P2"><text:s text:c="4"/># --------------------------</text:p>
      <text:p text:style-name="P2"><text:s text:c="4"/># Observer Implementation</text:p>
      <text:p text:style-name="P2"><text:s text:c="4"/># --------------------------</text:p>
      <text:p text:style-name="P2"/>
      <text:p text:style-name="P2"><text:s text:c="4"/>def _notify_observers(self, old: str, new: str) -&gt; None:</text:p>
      <text:p text:style-name="P2"><text:s text:c="8"/>"""Notify observers with failure handling"""</text:p>
      <text:p text:style-name="P2"><text:s text:c="8"/>dead_observers = []</text:p>
      <text:p text:style-name="P2"><text:s text:c="8"/>observers = list(self._observers)</text:p>
      <text:p text:style-name="P2"><text:s text:c="8"/></text:p>
      <text:p text:style-name="P2"><text:s text:c="8"/>for observer in observers:</text:p>
      <text:p text:style-name="P2"><text:s text:c="12"/>oid = id(observer)</text:p>
      <text:p text:style-name="P2"><text:s text:c="12"/>try:</text:p>
      <text:p text:style-name="P2"><text:s text:c="16"/>observer.on_profile_change(old, new)</text:p>
      <text:p text:style-name="P2"><text:soft-page-break/><text:s text:c="16"/>self._observer_errors[oid]["count"] = 0</text:p>
      <text:p text:style-name="P2"><text:s text:c="12"/>except Exception as e:</text:p>
      <text:p text:style-name="P2"><text:s text:c="16"/>self._handle_observer_error(oid, e)</text:p>
      <text:p text:style-name="P2"><text:s text:c="16"/>if self._observer_errors[oid]["count"] &gt;= self.MAX_OBSERVER_FAILURES:</text:p>
      <text:p text:style-name="P2"><text:s text:c="20"/>dead_observers.append(observer)</text:p>
      <text:p text:style-name="P2"/>
      <text:p text:style-name="P2"><text:s text:c="8"/>if dead_observers:</text:p>
      <text:p text:style-name="P2"><text:s text:c="12"/>self._remove_observers(dead_observers)</text:p>
      <text:p text:style-name="P2"/>
      <text:p text:style-name="P2"><text:s text:c="4"/>def _handle_observer_error(self, oid: int, error: Exception) -&gt; None:</text:p>
      <text:p text:style-name="P2"><text:s text:c="8"/>"""Track observer errors"""</text:p>
      <text:p text:style-name="P2"><text:s text:c="8"/>error_id = hash(f"{oid}-{time.time()}")</text:p>
      <text:p text:style-name="P2"><text:s text:c="8"/>error_data = {</text:p>
      <text:p text:style-name="P2"><text:s text:c="12"/>"timestamp": time.time(),</text:p>
      <text:p text:style-name="P2"><text:s text:c="12"/>"exception": type(error).__name__,</text:p>
      <text:p text:style-name="P2"><text:s text:c="12"/>"message": str(error),</text:p>
      <text:p text:style-name="P2"><text:s text:c="12"/>"trace": traceback.format_exc(),</text:p>
      <text:p text:style-name="P2"><text:s text:c="12"/>"id": error_id</text:p>
      <text:p text:style-name="P2"><text:s text:c="8"/>}</text:p>
      <text:p text:style-name="P2"><text:s text:c="8"/></text:p>
      <text:p text:style-name="P2"><text:s text:c="8"/>with self._observer_lock:</text:p>
      <text:p text:style-name="P2"><text:s text:c="12"/>self._observer_errors[oid]["count"] += 1</text:p>
      <text:p text:style-name="P2"><text:s text:c="12"/>self._observer_errors[oid]["history"].append(error_data)</text:p>
      <text:p text:style-name="P2"><text:s text:c="12"/>self._observer_errors[oid]["last_error"] = error_data</text:p>
      <text:p text:style-name="P2"><text:s text:c="12"/></text:p>
      <text:p text:style-name="P2"><text:s text:c="12"/>if self._observer_errors[oid]["count"] &gt;= self.MAX_OBSERVER_FAILURES:</text:p>
      <text:p text:style-name="P2"><text:s text:c="16"/>self._blacklisted_observers[oid] = time.time()</text:p>
      <text:p text:style-name="P2"/>
      <text:p text:style-name="P2"><text:s text:c="4"/>def _remove_observers(self, observers: List[ProfileObserver]) -&gt; None:</text:p>
      <text:p text:style-name="P2"><text:s text:c="8"/>"""Safely remove faulty observers"""</text:p>
      <text:p text:style-name="P2"><text:s text:c="8"/>with self._observer_lock:</text:p>
      <text:p text:style-name="P2"><text:s text:c="12"/>for observer in observers:</text:p>
      <text:p text:style-name="P2"><text:s text:c="16"/>if observer in self._observers:</text:p>
      <text:p text:style-name="P2"><text:soft-page-break/><text:s text:c="20"/>self._observers.remove(observer)</text:p>
      <text:p text:style-name="P2"><text:s text:c="16"/>oid = id(observer)</text:p>
      <text:p text:style-name="P2"><text:s text:c="16"/>if oid in self._observer_errors:</text:p>
      <text:p text:style-name="P2"><text:s text:c="20"/>del self._observer_errors[oid]</text:p>
      <text:p text:style-name="P2"><text:s text:c="16"/>logger.warning(f"Removed faulty observer: {oid}")</text:p>
      <text:p text:style-name="P2"/>
      <text:p text:style-name="P2"><text:s text:c="4"/># --------------------------</text:p>
      <text:p text:style-name="P2"><text:s text:c="4"/># Background Maintenance</text:p>
      <text:p text:style-name="P2"><text:s text:c="4"/># --------------------------</text:p>
      <text:p text:style-name="P2"/>
      <text:p text:style-name="P2"><text:s text:c="4"/>def _start_background_cleanup(self) -&gt; None:</text:p>
      <text:p text:style-name="P2"><text:s text:c="8"/>"""Start background maintenance thread"""</text:p>
      <text:p text:style-name="P2"><text:s text:c="8"/>def cleanup_loop():</text:p>
      <text:p text:style-name="P2"><text:s text:c="12"/>while not self._shutdown_flag.wait(self.BLACKLIST_CLEANUP_INTERVAL):</text:p>
      <text:p text:style-name="P2"><text:s text:c="16"/>self._cleanup_blacklist()</text:p>
      <text:p text:style-name="P2"><text:s text:c="16"/></text:p>
      <text:p text:style-name="P2"><text:s text:c="8"/>self._cleanup_thread = threading.Thread(</text:p>
      <text:p text:style-name="P2"><text:s text:c="12"/>target=cleanup_loop,</text:p>
      <text:p text:style-name="P2"><text:s text:c="12"/>name="ConfigCleanup",</text:p>
      <text:p text:style-name="P2"><text:s text:c="12"/>daemon=True</text:p>
      <text:p text:style-name="P2"><text:s text:c="8"/>)</text:p>
      <text:p text:style-name="P2"><text:s text:c="8"/>self._cleanup_thread.start()</text:p>
      <text:p text:style-name="P2"/>
      <text:p text:style-name="P2"><text:s text:c="4"/>def _cleanup_blacklist(self) -&gt; None:</text:p>
      <text:p text:style-name="P2"><text:s text:c="8"/>"""Remove expired blacklist entries"""</text:p>
      <text:p text:style-name="P2"><text:s text:c="8"/>cutoff = time.time() - self.BLACKLIST_TIMEOUT</text:p>
      <text:p text:style-name="P2"><text:s text:c="8"/>with self._observer_lock:</text:p>
      <text:p text:style-name="P2"><text:s text:c="12"/>expired = [k for k, v in self._blacklisted_observers.items() if v &lt; cutoff]</text:p>
      <text:p text:style-name="P2"><text:s text:c="12"/>for oid in expired:</text:p>
      <text:p text:style-name="P2"><text:s text:c="16"/>del self._blacklisted_observers[oid]</text:p>
      <text:p text:style-name="P2"><text:s text:c="12"/>logger.debug(f"Cleaned {len(expired)} blacklisted observers")</text:p>
      <text:p text:style-name="P2"/>
      <text:p text:style-name="P2"><text:s text:c="4"/>def _is_blacklisted(self, observer_id: int) -&gt; bool:</text:p>
      <text:p text:style-name="P2"><text:s text:c="8"/>"""Check if observer is blacklisted"""</text:p>
      <text:p text:style-name="P2"><text:soft-page-break/><text:s text:c="8"/>return self._blacklisted_observers.get(observer_id, 0) &gt; time.time() - self.BLACKLIST_TIMEOUT</text:p>
      <text:p text:style-name="P2"/>
      <text:p text:style-name="P2"><text:s text:c="4"/># --------------------------</text:p>
      <text:p text:style-name="P2"><text:s text:c="4"/># Utility Methods</text:p>
      <text:p text:style-name="P2"><text:s text:c="4"/># --------------------------</text:p>
      <text:p text:style-name="P2"/>
      <text:p text:style-name="P2"><text:s text:c="4"/>def _push_state(self) -&gt; None:</text:p>
      <text:p text:style-name="P2"><text:s text:c="8"/>"""Push current state to history"""</text:p>
      <text:p text:style-name="P2"><text:s text:c="8"/>with self._profile_lock:</text:p>
      <text:p text:style-name="P2"><text:s text:c="12"/>self._state_stack.append((</text:p>
      <text:p text:style-name="P2"><text:s text:c="16"/>self._active_profile,</text:p>
      <text:p text:style-name="P2"><text:s text:c="16"/>deepcopy(self._profiles)</text:p>
      <text:p text:style-name="P2"><text:s text:c="12"/>))</text:p>
      <text:p text:style-name="P2"/>
      <text:p text:style-name="P2"><text:s text:c="4"/>def _rollback_state(self) -&gt; None:</text:p>
      <text:p text:style-name="P2"><text:s text:c="8"/>"""Restore previous state"""</text:p>
      <text:p text:style-name="P2"><text:s text:c="8"/>with self._profile_lock:</text:p>
      <text:p text:style-name="P2"><text:s text:c="12"/>if self._state_stack:</text:p>
      <text:p text:style-name="P2"><text:s text:c="16"/>prev_profile, prev_profiles = self._state_stack.pop()</text:p>
      <text:p text:style-name="P2"><text:s text:c="16"/>self._active_profile = prev_profile</text:p>
      <text:p text:style-name="P2"><text:s text:c="16"/>self._profiles = prev_profiles</text:p>
      <text:p text:style-name="P2"/>
      <text:p text:style-name="P2"><text:s text:c="4"/>def _is_sensitive_key(self, key: str) -&gt; bool:</text:p>
      <text:p text:style-name="P2"><text:s text:c="8"/>"""Check if key contains sensitive data"""</text:p>
      <text:p text:style-name="P2"><text:s text:c="8"/>return any(kw in key.lower() for kw in self.SENSITIVE_KEYS)</text:p>
      <text:p text:style-name="P2"/>
      <text:p text:style-name="P2"><text:s text:c="4"/>def _secure_write(self, path: Path, data: str) -&gt; None:</text:p>
      <text:p text:style-name="P2"><text:s text:c="8"/>"""Write file with secure permissions"""</text:p>
      <text:p text:style-name="P2"><text:s text:c="8"/>path.write_text(data)</text:p>
      <text:p text:style-name="P2"><text:s text:c="8"/>path.chmod(0o600)</text:p>
      <text:p text:style-name="P2"/>
      <text:p text:style-name="P2"><text:s text:c="4"/>def _secure_read(self, path: Path) -&gt; Any:</text:p>
      <text:p text:style-name="P2"><text:s text:c="8"/>"""Read file with security checks"""</text:p>
      <text:p text:style-name="P2"><text:s text:c="8"/>if not path.exists():</text:p>
      <text:p text:style-name="P2"><text:s text:c="12"/>raise ConfigError("File not found")</text:p>
      <text:p text:style-name="P2"><text:s text:c="8"/>return yaml.safe_load(path.read_text())</text:p>
      <text:p text:style-name="P2"><text:soft-page-break/></text:p>
      <text:p text:style-name="P2"><text:s text:c="4"/>def __del__(self):</text:p>
      <text:p text:style-name="P2"><text:s text:c="8"/>self.shutdown()</text:p>
      <text:p text:style-name="P2"/>
      <text:p text:style-name="P2"/>
      <text:p text:style-name="P2"/>
      <text:p text:style-name="P2"/>
      <text:p text:style-name="P2"/>
      <text:p text:style-name="P2">________________________________________________________________________________________________________________________________________________________________________________________________</text:p>
      <text:p text:style-name="P3"/>
      <text:p text:style-name="P3"/>
      <text:p text:style-name="P3"/>
      <text:p text:style-name="P3"/>
      <text:p text:style-name="P3">import os</text:p>
      <text:p text:style-name="P3">from typing import Dict, Any</text:p>
      <text:p text:style-name="P3">from ..schemas.base import ExchangeType</text:p>
      <text:p text:style-name="P3"/>
      <text:p text:style-name="P3">class EnvLoader:</text:p>
      <text:p text:style-name="P3"><text:s text:c="4"/>@classmethod</text:p>
      <text:p text:style-name="P3"><text:s text:c="4"/>def load(cls) -&gt; Dict[str, Any]:</text:p>
      <text:p text:style-name="P3"><text:s text:c="8"/>config = {</text:p>
      <text:p text:style-name="P3"><text:s text:c="12"/>"mode": os.getenv("TRADING_MODE", "paper"),</text:p>
      <text:p text:style-name="P3"><text:s text:c="12"/>"api_credentials": {}</text:p>
      <text:p text:style-name="P3"><text:s text:c="8"/>}</text:p>
      <text:p text:style-name="P3"><text:s text:c="8"/></text:p>
      <text:p text:style-name="P3"><text:s text:c="8"/>for exchange in ExchangeType:</text:p>
      <text:p text:style-name="P3"><text:s text:c="12"/>prefix = exchange.value.upper()</text:p>
      <text:p text:style-name="P3"><text:s text:c="12"/>api_key = os.getenv(f"{prefix}_API_KEY")</text:p>
      <text:p text:style-name="P3"><text:s text:c="12"/>api_secret = os.getenv(f"{prefix}_API_SECRET")</text:p>
      <text:p text:style-name="P3"><text:s text:c="12"/></text:p>
      <text:p text:style-name="P3"><text:s text:c="12"/>if api_key and api_secret:</text:p>
      <text:p text:style-name="P3"><text:s text:c="16"/>config["api_credentials"][exchange.value] = {</text:p>
      <text:p text:style-name="P3"><text:s text:c="20"/>"api_key": api_key,</text:p>
      <text:p text:style-name="P3"><text:s text:c="20"/>"api_secret": api_secret</text:p>
      <text:p text:style-name="P3"><text:soft-page-break/><text:s text:c="16"/>}</text:p>
      <text:p text:style-name="P3"><text:s text:c="16"/></text:p>
      <text:p text:style-name="P3"><text:s text:c="8"/>return confi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9:59:35.374000000</meta:creation-date>
    <dc:date>2025-02-19T22:02:42.676000000</dc:date>
    <meta:editing-duration>PT50M34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4" meta:paragraph-count="376" meta:word-count="1119" meta:character-count="15252" meta:non-whitespace-character-count="11025"/>
  </office:meta>
</office:document-meta>
</file>